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adornments="Bold" style:font-pitch="variable"/>
    <style:font-face style:name="Roboto ExtraBold" svg:font-family="'Roboto ExtraBold'" style:font-pitch="variable"/>
    <style:font-face style:name="Roboto Light" svg:font-family="'Roboto Light'" style:font-pitch="variable"/>
    <style:font-face style:name="Roboto Medium" svg:font-family="'Roboto Medium'" style:font-pitch="variable"/>
    <style:font-face style:name="Roboto1" svg:font-family="Roboto" style:font-adornments="Condensed Mediu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Roboto ExtraBold" fo:font-size="20pt" fo:font-weight="bold" officeooo:rsid="000c4d2f" officeooo:paragraph-rsid="000c4d2f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Roboto Medium" fo:font-size="12pt" fo:font-weight="bold" officeooo:rsid="000c4d2f" officeooo:paragraph-rsid="000c4d2f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Roboto1" fo:font-size="10pt" fo:font-weight="bold" officeooo:rsid="000d5b81" officeooo:paragraph-rsid="000d5b81" style:font-size-asian="10pt" style:font-weight-asian="bold" style:font-size-complex="10pt" style:font-weight-complex="bold"/>
    </style:style>
    <style:style style:name="P4" style:family="paragraph">
      <style:text-properties style:font-name="Roboto Light" fo:font-size="8pt" style:font-size-asian="8pt" style:font-size-complex="8pt"/>
    </style:style>
    <style:style style:name="P5" style:family="paragraph">
      <loext:graphic-properties draw:fill-color="#b2b2b2"/>
      <style:paragraph-properties style:writing-mode="lr-tb"/>
      <style:text-properties style:font-name="Roboto Light" fo:font-size="8pt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Roboto" fo:font-size="8pt" fo:font-weight="normal" officeooo:rsid="000c4d2f" officeooo:paragraph-rsid="000c4d2f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Roboto Medium" fo:font-size="12pt" fo:font-weight="bold" officeooo:rsid="0016c383" officeooo:paragraph-rsid="0016c383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Roboto Medium" fo:font-size="12pt" fo:font-weight="bold" officeooo:rsid="0016d78d" officeooo:paragraph-rsid="0016d78d" style:font-size-asian="12pt" style:font-weight-asian="bold" style:font-size-complex="12pt" style:font-weight-complex="bold"/>
    </style:style>
    <style:style style:name="P9" style:family="paragraph">
      <style:paragraph-properties fo:text-align="center"/>
    </style:style>
    <style:style style:name="T1" style:family="text">
      <style:text-properties style:font-name="Roboto Light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Roboto Light" fo:font-size="8pt" style:font-size-asian="8pt" style:font-size-complex="8pt"/>
    </style:style>
    <style:style style:name="T3" style:family="text">
      <style:text-properties officeooo:rsid="0011785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Roboto Light"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ize="10pt" style:font-size-asian="10pt" style:font-size-complex="10pt"/>
    </style:style>
    <style:style style:name="gr1" style:family="graphic">
      <style:graphic-properties svg:stroke-width="0in" draw:marker-start-width="0.139in" draw:marker-end-width="0.139in" draw:fill-color="#b2b2b2" draw:textarea-horizontal-align="justify" draw:textarea-vertical-align="middle" draw:auto-grow-height="false" fo:min-height="0.5071in" fo:min-width="1.4646in" fo:padding-top="0in" fo:padding-bottom="0in" fo:padding-left="0.1in" fo:padding-right="0in" style:writing-mode="lr-tb" loext:decorative="false" style:run-through="foreground" style:wrap="none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in" draw:marker-start-width="0.139in" draw:marker-end-width="0.139in" draw:fill-color="#b2b2b2" draw:textarea-horizontal-align="justify" draw:textarea-vertical-align="middle" draw:auto-grow-height="false" fo:min-height="0.4717in" fo:min-width="1.4646in" fo:padding-top="0in" fo:padding-bottom="0in" fo:padding-left="0.1in" fo:padding-right="0in" style:writing-mode="lr-tb" loext:decorative="false" style:run-through="foreground" style:wrap="none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in" draw:marker-start-width="0.139in" draw:marker-end-width="0.139in" draw:fill-color="#b2b2b2" draw:textarea-horizontal-align="justify" draw:textarea-vertical-align="middle" draw:auto-grow-height="false" fo:min-height="0.7126in" fo:min-width="1.4646in" fo:padding-top="0in" fo:padding-bottom="0in" fo:padding-left="0.1in" fo:padding-right="0in" style:writing-mode="lr-tb" loext:decorative="false" fo:margin-left="0in" fo:margin-right="0in" fo:margin-top="0in" fo:margin-bottom="0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in" draw:marker-start-width="0.139in" draw:marker-end-width="0.139in" draw:fill-color="#b2b2b2" draw:textarea-horizontal-align="justify" draw:textarea-vertical-align="middle" draw:auto-grow-height="false" fo:min-height="0.7319in" fo:min-width="2.4673in" fo:padding-top="0in" fo:padding-bottom="0in" fo:padding-left="0.1in" fo:padding-right="0in"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in" draw:marker-start-width="0.139in" draw:marker-end-width="0.139in" draw:fill-color="#b2b2b2" draw:textarea-horizontal-align="justify" draw:textarea-vertical-align="middle" draw:auto-grow-height="false" fo:min-height="0.5425in" fo:min-width="1.6654in" fo:padding-top="0in" fo:padding-bottom="0in" fo:padding-left="0.1in" fo:padding-right="0in"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in" draw:marker-start-width="0.139in" draw:marker-end-width="0.139in" draw:fill-color="#b2b2b2" draw:textarea-horizontal-align="justify" draw:textarea-vertical-align="middle" draw:auto-grow-height="false" fo:min-height="0.4492in" fo:min-width="2.4673in" fo:padding-top="0in" fo:padding-bottom="0in" fo:padding-left="0.1in" fo:padding-right="0in"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in" draw:marker-start-width="0.139in" draw:marker-end-width="0.139in" draw:fill-color="#b2b2b2" draw:textarea-horizontal-align="justify" draw:textarea-vertical-align="middle" draw:auto-grow-height="false" fo:min-height="0.4992in" fo:min-width="2.4673in" fo:padding-top="0in" fo:padding-bottom="0in" fo:padding-left="0.1in" fo:padding-right="0in"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in" draw:marker-start-width="0.139in" draw:marker-end-width="0.139in" draw:fill-color="#b2b2b2" draw:textarea-horizontal-align="justify" draw:textarea-vertical-align="middle" draw:auto-grow-height="false" fo:min-height="0.6417in" fo:min-width="1.4646in" fo:padding-top="0in" fo:padding-bottom="0in" fo:padding-left="0.1in" fo:padding-right="0in"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tionale</text:p>
      <text:p text:style-name="P2">How to components work together</text:p>
      <text:p text:style-name="P3"><draw:custom-shape text:anchor-type="paragraph" draw:z-index="0" draw:name="Shape 1" draw:style-name="gr1" draw:text-style-name="P5" svg:width="1.565in" svg:height="0.5071in" svg:x="0in" svg:y="0.0654in"><text:p text:style-name="P4"><text:span text:style-name="T1">C cross-compiler</text:span></text:p><text:p text:style-name="P4"><text:span text:style-name="T2">powerpc-glus-linux-gnu-gcc</text:span></text:p><text:p text:style-name="P4"><text:span text:style-name="T2">Built from </text:span><text:span text:style-name="T1">GCC</text:span></text:p><draw:enhanced-geometry svg:viewBox="0 0 21600 21600" draw:type="rectangle" draw:enhanced-path="M 0 0 L 21600 0 21600 21600 0 21600 0 0 Z N"/></draw:custom-shape><draw:custom-shape text:anchor-type="paragraph" draw:z-index="1" draw:name="Shape 3" draw:style-name="gr2" draw:text-style-name="P5" svg:width="1.565in" svg:height="0.4717in" svg:x="0in" svg:y="0.572in"><text:p text:style-name="P4"><text:span text:style-name="T1">C++ cross-compiler</text:span></text:p><text:p text:style-name="P4"><text:span text:style-name="T2">powerpc-glus-linux-gnu-g++</text:span></text:p><text:p text:style-name="P4"><text:span text:style-name="T2">Built from </text:span><text:span text:style-name="T1">GCC</text:span></text:p><draw:enhanced-geometry svg:viewBox="0 0 21600 21600" draw:type="rectangle" draw:enhanced-path="M 0 0 L 21600 0 21600 21600 0 21600 0 0 Z N"/></draw:custom-shape><draw:custom-shape text:anchor-type="paragraph" draw:z-index="2" draw:name="Shape 8" draw:style-name="gr3" draw:text-style-name="P5" svg:width="1.565in" svg:height="0.713in" svg:x="0in" svg:y="1.0437in"><text:p text:style-name="P4"><text:span text:style-name="T1">Cross Assember</text:span></text:p><text:p text:style-name="P4"><text:span text:style-name="T2">powerpc-glus-linux-gnu-as</text:span></text:p><text:p text:style-name="P4"><text:span text:style-name="T1">Cross Linker</text:span></text:p><text:p text:style-name="P4"><text:span text:style-name="T2">Powerpc-glus-linux-gnu-ld</text:span></text:p><text:p text:style-name="P4"><text:span text:style-name="T2">Built from </text:span><text:span text:style-name="T1">Binutils</text:span></text:p><draw:enhanced-geometry svg:viewBox="0 0 21600 21600" draw:type="rectangle" draw:enhanced-path="M 0 0 L 21600 0 21600 21600 0 21600 0 0 Z N"/></draw:custom-shape><draw:custom-shape text:anchor-type="paragraph" draw:z-index="3" draw:name="Shape 2" draw:style-name="gr4" draw:text-style-name="P5" svg:width="2.5677in" svg:height="0.7323in" svg:x="2.1717in" svg:y="0.0484in"><text:p text:style-name="P4"><text:span text:style-name="T1">main.elf</text:span></text:p><draw:enhanced-geometry svg:viewBox="0 0 21600 21600" draw:type="rectangle" draw:enhanced-path="M 0 0 L 21600 0 21600 21600 0 21600 0 0 Z N"/></draw:custom-shape><draw:custom-shape text:anchor-type="paragraph" draw:z-index="4" draw:name="Shape 4" draw:style-name="gr5" draw:text-style-name="P5" svg:width="1.7657in" svg:height="0.5425in" svg:x="2.9736in" svg:y="0.2382in"><text:p text:style-name="P4"><text:span text:style-name="T1">Standard C++ library</text:span></text:p><text:p text:style-name="P4"><text:span text:style-name="T2">libstdc++.so</text:span></text:p><text:p text:style-name="P4"><text:span text:style-name="T2">Built from </text:span><text:span text:style-name="T1">GCC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" draw:name="Shape 5" draw:style-name="gr6" draw:text-style-name="P5" svg:width="2.5677in" svg:height="0.4496in" svg:x="2.1717in" svg:y="0.7807in"><text:p text:style-name="P4"><text:span text:style-name="T1">Standard C library</text:span></text:p><text:p text:style-name="P4"><text:span text:style-name="T2">libc.so</text:span></text:p><text:p text:style-name="P4"><text:span text:style-name="T2">Built from </text:span><text:span text:style-name="T1">Glibc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name="Shape 6" draw:style-name="gr7" draw:text-style-name="P5" svg:width="2.5677in" svg:height="0.4996in" svg:x="2.1717in" svg:y="1.2299in"><text:p text:style-name="P4"><text:span text:style-name="T1">Linux kernel</text:span></text:p><draw:enhanced-geometry svg:viewBox="0 0 21600 21600" draw:mirror-horizontal="false" draw:mirror-vertical="false" draw:type="rectangle" draw:enhanced-path="M 0 0 L 21600 0 21600 21600 0 21600 0 0 Z N"/></draw:custom-shape><text:s text:c="7"/>Host Programs<text:tab/><text:tab/><text:tab/><text:tab/> <text:s text:c="7"/><text:span text:style-name="T3">Target</text:span></text:p>
      <text:p text:style-name="P6"/>
      <text:p text:style-name="P6">The compiler on the <text:span text:style-name="T4">Host Programs </text:span>will invoke the <text:span text:style-name="T4">assember</text:span> and <text:span text:style-name="T4">linker</text:span> as part of their job. All the other packages such as <text:span text:style-name="T4">MPFR</text:span>, <text:span text:style-name="T4">GMP </text:span>and <text:span text:style-name="T4">MPC </text:span>will be linked into the compilers themselves.</text:p>
      <text:p text:style-name="P6">On <text:span text:style-name="T4">Target </text:span>side, <text:span text:style-name="T4">main </text:span>program is run on the target OS, built using the cross compiler and linked with the target system’s standard C and C++ libraries. The standard C++ library makes calls to the standard C library, and the C library makes directly system calls to the target’s Linux kernel.</text:p>
      <text:p text:style-name="P7">Build steps</text:p>
      <text:p text:style-name="P8"><draw:custom-shape text:anchor-type="paragraph" draw:z-index="7" draw:name="Shape 7" draw:style-name="gr1" draw:text-style-name="P5" svg:width="1.565in" svg:height="0.5071in" svg:x="0in" svg:y="0.0654in"><text:p text:style-name="P4"><text:span text:style-name="T1">C/C++ compiler</text:span></text:p><text:p text:style-name="P4"><text:span text:style-name="T5">powerpc-glus-linux-gnu-gcc</text:span></text:p><text:p text:style-name="P4"><text:span text:style-name="T5">powerpc-glus-linux-gnu-g++</text:span></text:p><draw:enhanced-geometry svg:viewBox="0 0 21600 21600" draw:type="rectangle" draw:enhanced-path="M 0 0 L 21600 0 21600 21600 0 21600 0 0 Z N"/></draw:custom-shape><draw:custom-shape text:anchor-type="paragraph" draw:z-index="8" draw:name="Shape 9" draw:style-name="gr1" draw:text-style-name="P5" svg:width="1.565in" svg:height="0.5071in" svg:x="0in" svg:y="0.8744in"><text:p text:style-name="P4"><text:span text:style-name="T1">Compiler support library</text:span></text:p><text:p text:style-name="P4"><text:span text:style-name="T5">libgcc.a</text:span></text:p><text:p text:style-name="P4"><text:span text:style-name="T5">libgcc.so</text:span></text:p><draw:enhanced-geometry svg:viewBox="0 0 21600 21600" draw:type="rectangle" draw:enhanced-path="M 0 0 L 21600 0 21600 21600 0 21600 0 0 Z N"/></draw:custom-shape><draw:custom-shape text:anchor-type="paragraph" draw:z-index="9" draw:name="Shape 10" draw:style-name="gr1" draw:text-style-name="P5" svg:width="1.565in" svg:height="0.5071in" svg:x="0in" svg:y="1.652in"><text:p text:style-name="P4"><text:span text:style-name="T1">Standard C++ library</text:span></text:p><text:p text:style-name="P4"><text:span text:style-name="T5">libstdc++.a</text:span></text:p><text:p text:style-name="P4"><text:span text:style-name="T5">libstdc++.so</text:span></text:p><draw:enhanced-geometry svg:viewBox="0 0 21600 21600" draw:type="rectangle" draw:enhanced-path="M 0 0 L 21600 0 21600 21600 0 21600 0 0 Z N"/></draw:custom-shape><draw:custom-shape text:anchor-type="paragraph" draw:z-index="10" draw:name="Shape 11" draw:style-name="gr8" draw:text-style-name="P5" svg:width="1.565in" svg:height="0.6421in" svg:x="2.7193in" svg:y="0.3055in"><text:p text:style-name="P4"><text:span text:style-name="T1">Standard C library headers</text:span></text:p><text:p text:style-name="P4"><text:span text:style-name="T1">And startup files</text:span></text:p><text:p text:style-name="P4"><text:span text:style-name="T5">stdio.h, stdlib.h, pthread.h,…</text:span></text:p><text:p text:style-name="P4"><text:span text:style-name="T5">crti.o, crtn.o, crt1.o / libc.so</text:span></text:p><draw:enhanced-geometry svg:viewBox="0 0 21600 21600" draw:type="rectangle" draw:enhanced-path="M 0 0 L 21600 0 21600 21600 0 21600 0 0 Z N"/></draw:custom-shape><draw:custom-shape text:anchor-type="paragraph" draw:z-index="11" draw:name="Shape 12" draw:style-name="gr8" draw:text-style-name="P5" svg:width="1.565in" svg:height="0.6421in" svg:x="2.7193in" svg:y="1.2209in"><text:p text:style-name="P4"><text:span text:style-name="T1">Standard C library</text:span></text:p><text:p text:style-name="P4"><text:span text:style-name="T5">libc.a</text:span></text:p><text:p text:style-name="P4"><text:span text:style-name="T5">libc.so</text:span></text:p><draw:enhanced-geometry svg:viewBox="0 0 21600 21600" draw:type="rectangle" draw:enhanced-path="M 0 0 L 21600 0 21600 21600 0 21600 0 0 Z N"/></draw:custom-shape><draw:line text:anchor-type="paragraph" draw:z-index="12" draw:name="Line 1" draw:style-name="gr9" draw:text-style-name="P9" svg:x1="1.7075in" svg:y1="0.311in" svg:x2="2.672in" svg:y2="0.6291in"><text:p/></draw:line><draw:line text:anchor-type="paragraph" draw:z-index="13" draw:name="Line 2" draw:style-name="gr9" draw:text-style-name="P9" svg:x1="2.6665in" svg:y1="0.7717in" svg:x2="1.6472in" svg:y2="1.1173in"><text:p/></draw:line><draw:line text:anchor-type="paragraph" draw:z-index="14" draw:name="Line 3" draw:style-name="gr9" draw:text-style-name="P9" svg:x1="1.6472in" svg:y1="1.2272in" svg:x2="2.6665in" svg:y2="1.5343in"><text:p/></draw:line><draw:line text:anchor-type="paragraph" draw:z-index="15" draw:name="Line 4" draw:style-name="gr9" draw:text-style-name="P9" svg:x1="2.6555in" svg:y1="1.6272in" svg:x2="1.6362in" svg:y2="1.9835in"><text:p/></draw:line><text:s text:c="3"/><text:span text:style-name="T6">GCC components<text:tab/><text:tab/><text:tab/> <text:s text:c="11"/>Glibc component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adornments="Bold" style:font-pitch="variable"/>
    <style:font-face style:name="Roboto ExtraBold" svg:font-family="'Roboto ExtraBold'" style:font-pitch="variable"/>
    <style:font-face style:name="Roboto Light" svg:font-family="'Roboto Light'" style:font-pitch="variable"/>
    <style:font-face style:name="Roboto Medium" svg:font-family="'Roboto Medium'" style:font-pitch="variable"/>
    <style:font-face style:name="Roboto1" svg:font-family="Roboto" style:font-adornments="Condensed Mediu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15:19:10.421953936</meta:creation-date>
    <dc:date>2025-03-04T16:26:26.788418829</dc:date>
    <meta:editing-duration>PT16M46S</meta:editing-duration>
    <meta:editing-cycles>9</meta:editing-cycles>
    <meta:generator>LibreOffice/24.8.4.2$Linux_X86_64 LibreOffice_project/480$Build-2</meta:generator>
    <meta:document-statistic meta:table-count="0" meta:image-count="0" meta:object-count="0" meta:page-count="1" meta:paragraph-count="7" meta:word-count="100" meta:character-count="613" meta:non-whitespace-character-count="485"/>
  </office:meta>
</office:document-meta>
</file>